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F74109B3.png" manifest:media-type=""/>
  <manifest:file-entry manifest:full-path="Pictures/10000000000000990000009685905D3C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paragraph-rsid="0030195d"/>
    </style:style>
    <style:style style:name="P3" style:family="paragraph" style:parent-style-name="Header">
      <style:paragraph-properties fo:text-align="start" style:justify-single-word="false"/>
      <style:text-properties officeooo:paragraph-rsid="0048c287"/>
    </style:style>
    <style:style style:name="P4" style:family="paragraph" style:parent-style-name="Header">
      <style:text-properties officeooo:paragraph-rsid="0018d3da"/>
    </style:style>
    <style:style style:name="P5" style:family="paragraph" style:parent-style-name="Standard">
      <style:paragraph-properties fo:text-align="center" style:justify-single-word="false"/>
      <style:text-properties style:font-name="Ubuntu2" officeooo:rsid="0017f706" officeooo:paragraph-rsid="0017f706"/>
    </style:style>
    <style:style style:name="P6" style:family="paragraph" style:parent-style-name="Standard">
      <style:text-properties style:font-name="Ubuntu2" officeooo:rsid="0017f706" officeooo:paragraph-rsid="0017f706"/>
    </style:style>
    <style:style style:name="P7" style:family="paragraph" style:parent-style-name="Standard">
      <style:paragraph-properties fo:text-align="center" style:justify-single-word="false"/>
      <style:text-properties style:font-name="Ubuntu2" fo:font-size="36pt" fo:font-weight="bold" officeooo:rsid="004784d6" officeooo:paragraph-rsid="004784d6" style:font-size-asian="36pt" style:font-weight-asian="bold" style:font-size-complex="3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2" fo:font-size="14pt" fo:font-weight="bold" officeooo:rsid="0017f706" officeooo:paragraph-rsid="0017f70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buntu2" fo:font-size="14pt" fo:font-weight="bold" officeooo:rsid="004784d6" officeooo:paragraph-rsid="004784d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Ubuntu2" fo:font-size="13pt" officeooo:rsid="004784d6" officeooo:paragraph-rsid="0017f706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style:font-name="Ubuntu2" fo:font-size="13pt" officeooo:rsid="004784d6" officeooo:paragraph-rsid="004784d6" style:font-size-asian="13pt" style:font-size-complex="13pt"/>
    </style:style>
    <style:style style:name="P12" style:family="paragraph" style:parent-style-name="Text_20_body">
      <style:text-properties officeooo:rsid="00367e2a" officeooo:paragraph-rsid="0052ae73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style:font-name="Ubuntu2" fo:font-size="13pt" officeooo:rsid="004784d6" officeooo:paragraph-rsid="004784d6" style:font-size-asian="13pt" style:font-size-complex="13pt"/>
    </style:style>
    <style:style style:name="P14" style:family="paragraph" style:parent-style-name="Standard" style:master-page-name="Endnote">
      <style:paragraph-properties style:page-number="auto"/>
      <style:text-properties officeooo:rsid="0017f706" officeooo:paragraph-rsid="0017f706"/>
    </style:style>
    <style:style style:name="P15" style:family="paragraph" style:parent-style-name="Standard">
      <style:paragraph-properties fo:text-align="center" style:justify-single-word="false"/>
      <style:text-properties style:font-name="Ubuntu2" fo:font-size="13pt" officeooo:rsid="0017f706" officeooo:paragraph-rsid="0017f706" style:font-size-asian="13pt" style:font-size-complex="13pt"/>
    </style:style>
    <style:style style:name="P16" style:family="paragraph" style:parent-style-name="Standard">
      <style:paragraph-properties fo:text-align="center" style:justify-single-word="false"/>
      <style:text-properties style:font-name="Ubuntu2" fo:font-size="13pt" fo:font-weight="bold" officeooo:rsid="0017f706" officeooo:paragraph-rsid="0017f706" style:font-size-asian="13pt" style:font-weight-asian="bold" style:font-size-complex="13pt" style:font-weight-complex="bold"/>
    </style:style>
    <style:style style:name="P17" style:family="paragraph" style:parent-style-name="Header">
      <style:paragraph-properties fo:text-align="start" style:justify-single-word="false"/>
      <style:text-properties fo:font-size="16pt" fo:font-weight="bold" officeooo:paragraph-rsid="0048c287" style:font-size-asian="16pt" style:font-weight-asian="bold" style:font-size-complex="16pt" style:font-weight-complex="bold"/>
    </style:style>
    <style:style style:name="P18" style:family="paragraph" style:parent-style-name="Heading_20_2">
      <style:text-properties officeooo:paragraph-rsid="0052ae73"/>
    </style:style>
    <style:style style:name="P19" style:family="paragraph" style:parent-style-name="Heading_20_1" style:master-page-name="Document">
      <style:paragraph-properties style:page-number="1"/>
      <style:text-properties officeooo:rsid="0017f706" officeooo:paragraph-rsid="004f95ab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Bibliography_20_Heading" style:master-page-name="Biografy">
      <style:paragraph-properties style:page-number="auto"/>
    </style:style>
    <style:style style:name="P22" style:family="paragraph" style:parent-style-name="Bibliography_20_Heading" style:master-page-name="Biografy">
      <style:paragraph-properties style:page-number="1"/>
    </style:style>
    <style:style style:name="T1" style:family="text">
      <style:text-properties fo:font-weight="normal" officeooo:rsid="005268bf" style:font-weight-asian="normal" style:font-weight-complex="normal"/>
    </style:style>
    <style:style style:name="T2" style:family="text">
      <style:text-properties fo:font-weight="bold" officeooo:rsid="005268bf" style:font-weight-asian="bold" style:font-weight-complex="bold"/>
    </style:style>
    <style:style style:name="T3" style:family="text">
      <style:text-properties fo:font-weight="bold" officeooo:rsid="005268bf"/>
    </style:style>
    <style:style style:name="T4" style:family="text">
      <style:text-properties officeooo:rsid="002ded18"/>
    </style:style>
    <style:style style:name="T5" style:family="text">
      <style:text-properties officeooo:rsid="004784d6"/>
    </style:style>
    <style:style style:name="T6" style:family="text">
      <style:text-properties officeooo:rsid="0048c287"/>
    </style:style>
    <style:style style:name="T7" style:family="text">
      <style:text-properties officeooo:rsid="004f95ab"/>
    </style:style>
    <style:style style:name="T8" style:family="text">
      <style:text-properties officeooo:rsid="005116ca"/>
    </style:style>
    <style:style style:name="T9" style:family="text">
      <style:text-properties officeooo:rsid="005268bf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itulatio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PROYECT NAME</text:p>
      <text:p text:style-name="P5"/>
      <text:p text:style-name="P9">Simple project description</text:p>
      <text:p text:style-name="P5"/>
      <text:p text:style-name="P15">(<text:span text:style-name="T7">Request for final project</text:span>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Aut<text:span text:style-name="T5">h</text:span>or:</text:p>
      <text:p text:style-name="P8"/>
      <text:p text:style-name="P10">Author name</text:p>
      <text:p text:style-name="P5"/>
      <text:p text:style-name="P5"/>
      <text:p text:style-name="P8"><text:span text:style-name="T5">Project Manager</text:span>:</text:p>
      <text:p text:style-name="P8"/>
      <text:p text:style-name="P11">Project Manager nam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<text:span text:style-name="T6">Location</text:span>, <text:s/><text:span text:style-name="T6">Month</text:span> <text:span text:style-name="T6">Year</text:span></text:p>
      <text:p text:style-name="P14"/>
      <text:h text:style-name="P19" text:outline-level="1">Introduc<text:span text:style-name="T4">tion</text:span></text:h>
      <text:h text:style-name="P20" text:outline-level="1"><text:span text:style-name="T7">Objectives</text:span></text:h>
      <text:h text:style-name="P20" text:outline-level="1"><text:span text:style-name="T7">Project background</text:span></text:h>
      <text:h text:style-name="P20" text:outline-level="1"><text:bookmark text:name="result_box"/><text:span text:style-name="T7">Parts of the project</text:span></text:h>
      <text:h text:style-name="P20" text:outline-level="1"><text:span text:style-name="T8">Developmental stages of project</text:span></text:h>
      <text:p text:style-name="Text_20_body_20_indent"><text:span text:style-name="T9">These are some typical stages. You need to explain what wil you do in each <text:s/>of this stages</text:span><text:span text:style-name="T1"> without going into details.</text:span></text:p>
      <text:h text:style-name="Heading_20_2" text:outline-level="2"><text:span text:style-name="T9">Investigation</text:span></text:h>
      <text:h text:style-name="Heading_20_2" text:outline-level="2"><text:span text:style-name="T9">Análysis</text:span></text:h>
      <text:h text:style-name="Heading_20_2" text:outline-level="2"><text:span text:style-name="T9">Desing</text:span></text:h>
      <text:h text:style-name="Heading_20_2" text:outline-level="2"><text:span text:style-name="T9">Development</text:span></text:h>
      <text:h text:style-name="Heading_20_2" text:outline-level="2"><text:span text:style-name="T9">Documentation</text:span></text:h>
      <text:h text:style-name="Heading_20_2" text:outline-level="2"><text:span text:style-name="T9">Testing</text:span></text:h>
      <text:h text:style-name="P20" text:outline-level="1"><text:span text:style-name="T8">Resources</text:span></text:h>
      <text:h text:style-name="Heading_20_2" text:outline-level="2"><text:span text:style-name="T9">Hardware</text:span></text:h>
      <text:h text:style-name="Heading_20_2" text:outline-level="2"><text:span text:style-name="T9">Software</text:span></text:h>
      <text:h text:style-name="P18" text:outline-level="2"><text:span text:style-name="T9">Human</text:span></text:h>
      <text:bibliography text:style-name="Sect1" text:protected="true" text:name="Bibliography2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2_Head">
            <text:h text:style-name="P22" text:outline-level="1">Bibliography</text:h>
          </text:index-title>
        </text:index-body>
      </text:bibliography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line-height="150%" fo:text-align="justify" style:justify-single-word="false" fo:text-indent="0cm" style:auto-text-indent="false" style:page-number="auto"/>
      <style:text-properties style:font-name="Ubuntu" fo:font-size="13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buntu" style:family="paragraph" style:parent-style-name="Standard">
      <style:paragraph-properties fo:text-align="center" style:justify-single-word="false"/>
      <style:text-properties officeooo:rsid="0017f706"/>
    </style:style>
    <style:style style:name="Heading_20_1" style:display-name="Heading 1" style:family="paragraph" style:parent-style-name="Heading" style:next-style-name="Text_20_body_20_indent" style:default-outline-level="1" style:class="text">
      <style:paragraph-properties fo:margin-top="0.42cm" fo:margin-bottom="0.42cm" style:contextual-spacing="false" fo:line-height="150%"/>
      <style:text-properties style:font-name="Ubuntu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4cm" style:contextual-spacing="false" fo:text-indent="0cm" style:auto-text-indent="false" text:number-lines="false" text:line-number="0"/>
      <style:text-properties style:font-name="Ubuntu1"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 style:master-page-name="">
      <style:paragraph-properties fo:margin="100%" fo:margin-left="0cm" fo:margin-right="0cm" fo:margin-top="0cm" fo:margin-bottom="0.199cm" style:contextual-spacing="false" fo:text-indent="1.499cm" style:auto-text-indent="false" style:page-number="auto"/>
      <style:text-properties style:font-size-asian="10.5pt"/>
    </style:style>
    <style:style style:name="Text_20_body_20_first_20_line" style:display-name="Text body first line" style:family="paragraph" style:parent-style-name="Text_20_body"/>
    <style:style style:name="Contents_20_1" style:display-name="Contents 1" style:family="paragraph" style:parent-style-name="Index" style:class="index">
      <style:paragraph-properties fo:margin="100%" fo:margin-left="0cm" fo:margin-right="0.199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Ubuntu" fo:font-size="13pt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.4cm" style:contextual-spacing="false" fo:text-indent="0cm" style:auto-text-indent="false" text:number-lines="false" text:line-number="0"/>
      <style:text-properties style:font-name="Ubuntu1"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2" style:next-style-name="Text" style:default-outline-level="1" style:list-style-name="" style:class="index">
      <style:paragraph-properties fo:margin="100%" fo:margin-left="0cm" fo:margin-right="0cm" fo:margin-top="0.42cm" fo:margin-bottom="0.42cm" style:contextual-spacing="false" fo:line-height="150%" fo:text-indent="0cm" style:auto-text-indent="false" fo:background-color="transparent" text:number-lines="false" text:line-number="0">
        <style:tab-stops/>
        <style:background-image/>
      </style:paragraph-properties>
      <style:text-properties style:font-name="Ubuntu1" fo:font-size="21pt" fo:font-style="normal" fo:font-weight="bold" style:font-size-asian="16pt" style:font-weight-asian="normal" style:font-size-complex="16pt" style:font-weight-complex="bold"/>
    </style:style>
    <style:style style:name="Text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style:contextual-spacing="fals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Ubuntu" fo:font-size="13pt"/>
    </style:style>
    <style:style style:name="Illustration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Ubuntu" fo:font-size="13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="100%" fo:margin-left="0.499cm" fo:margin-right="0cm" fo:margin-top="0.101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Ubuntu"/>
    </style:style>
    <style:style style:name="Example" style:family="paragraph" style:parent-style-name="Heading_20_1" style:default-outline-level="" style:list-style-name="" style:class="text"/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.42cm" style:contextual-spacing="false" fo:text-indent="0cm" style:auto-text-indent="false" text:number-lines="false" text:line-number="0"/>
      <style:text-properties style:font-name="Ubuntu1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.199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Ubuntu" fo:font-size="13pt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499cm" fo:text-indent="-0.559cm" fo:margin-left="0.55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ES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30195d"/>
    </style:style>
    <style:style style:name="MP2" style:family="paragraph" style:parent-style-name="Header">
      <style:paragraph-properties fo:text-align="start" style:justify-single-word="false"/>
      <style:text-properties officeooo:paragraph-rsid="0048c287"/>
    </style:style>
    <style:style style:name="MP3" style:family="paragraph" style:parent-style-name="Header">
      <style:paragraph-properties fo:text-align="start" style:justify-single-word="false"/>
      <style:text-properties fo:font-size="16pt" fo:font-weight="bold" officeooo:paragraph-rsid="0048c287" style:font-size-asian="16pt" style:font-weight-asian="bold" style:font-size-complex="16pt" style:font-weight-complex="bold"/>
    </style:style>
    <style:style style:name="MP4" style:family="paragraph" style:parent-style-name="Header">
      <style:text-properties officeooo:paragraph-rsid="0018d3da"/>
    </style:style>
    <style:style style:name="MP5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I" text:select-page="current">V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graphics3" text:anchor-type="paragraph" svg:y="0cm" svg:width="2.342cm" svg:height="2.295cm" draw:z-index="1"><draw:image xlink:href="Pictures/10000000000000990000009685905D3C.jpg" xlink:type="simple" xlink:show="embed" xlink:actuate="onLoad"/></draw:frame> <draw:frame draw:style-name="Mfr2" draw:name="graphics2" text:anchor-type="char" svg:width="2.318cm" svg:height="2.318cm" draw:z-index="0"><draw:image xlink:href="Pictures/100002010000020000000200F74109B3.png" xlink:type="simple" xlink:show="embed" xlink:actuate="onLoad"/></draw:frame></text:p>
        <text:p text:style-name="MP3"/>
        <text:p text:style-name="MP3"/>
        <text:p text:style-name="MP3">____________________________________________________________</text:p>
        <text:p text:style-name="MP4"/>
      </style:header>
    </style:master-page>
    <style:master-page style:name="Endnote" style:page-layout-name="Mpm3"/>
    <style:master-page style:name="Document" style:page-layout-name="Mpm1">
      <style:footer>
        <text:p text:style-name="MP5"><text:page-number text:select-page="current">6</text:page-number></text:p>
      </style:footer>
    </style:master-page>
    <style:master-page style:name="Foot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Biografy" style:page-layout-name="Mpm6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21:11:36</meta:creation-date>
    <dc:date>2014-03-16T18:26:30</dc:date>
    <meta:editing-duration>PT2H48M37S</meta:editing-duration>
    <meta:editing-cycles>52</meta:editing-cycles>
    <meta:generator>LibreOffice/3.6$Linux_X86_64 LibreOffice_project/360m1$Build-2</meta:generator>
    <meta:document-statistic meta:table-count="0" meta:image-count="2" meta:object-count="0" meta:page-count="9" meta:paragraph-count="30" meta:word-count="84" meta:character-count="563" meta:non-whitespace-character-count="520"/>
  </office:meta>
</office:document-meta>
</file>